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7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6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7">
            <text:p>17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6" table:number-columns-repeated="2"/>
          <table:table-cell table:style-name="ce46" office:value-type="string">
            <text:p>GPS</text:p>
          </table:table-cell>
          <table:table-cell table:style-name="ce51"/>
          <table:table-cell table:style-name="ce53" office:value-type="string">
            <text:p>extension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2-11-25_07-39-1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10" table:formula="of:=RIGHT([.B2];[.K2])" office:value-type="string" office:string-value="jpg">
            <text:p>jpg</text:p>
          </table:table-cell>
          <table:table-cell table:style-name="ce54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1-25_02-07-31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2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4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7" office:value-type="string">
            <text:p>2022-11-25_19-02-20_000.jpg</text:p>
          </table:table-cell>
          <table:table-cell table:style-name="ce28" office:value-type="string">
            <text:p>:m :篠笛,shinobue #*# / session-memo:session-1 / 1#1 / p.1:genre=melody,musescore=~ \\\ p.2:genre=melody:continue-from:page-1,musescore=~ \\\ p.3:genre=melody:continue-from:page-1,musescore=~</text:p>
          </table:table-cell>
          <table:table-cell table:style-name="ce28"/>
          <table:table-cell table:style-name="ce10"/>
          <table:table-cell table:style-name="ce10"/>
          <table:table-cell table:style-name="ce52" table:formula="of:=IF([.E4]=&quot;&quot;;[.C4];CONCATENATE([.C4];&quot; / &quot;;[.E4]))" office:value-type="string" office:string-value=":m :篠笛,shinobue #*# / session-memo:session-1 / 1#1 / p.1:genre=melody,musescore=~ \\\ p.2:genre=melody:continue-from:page-1,musescore=~ \\\ p.3:genre=melody:continue-from:page-1,musescore=~">
            <text:p>:m :篠笛,shinobue #*# / session-memo:session-1 / 1#1 / p.1:genre=melody,musescore=~ \\\ p.2:genre=melody:continue-from:page-1,musescore=~ \\\ p.3:genre=melody:continue-from:page-1,musescore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4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11-25_17-26-53_000.jpg</text:p>
          </table:table-cell>
          <table:table-cell table:style-name="ce20" office:value-type="string">
            <text:p>:m #*# / memo:other(m:other) / topic=習字, about=~,other=~,id=~,content=実;語;教r;溶;液;発;晶;熱;物;</text:p>
          </table:table-cell>
          <table:table-cell table:style-name="ce28"/>
          <table:table-cell table:style-name="ce10"/>
          <table:table-cell table:style-name="ce10"/>
          <table:table-cell table:style-name="ce52" table:formula="of:=IF([.E5]=&quot;&quot;;[.C5];CONCATENATE([.C5];&quot; / &quot;;[.E5]))" office:value-type="string" office:string-value=":m #*# / memo:other(m:other) / topic=習字, about=~,other=~,id=~,content=実;語;教r;溶;液;発;晶;熱;物;">
            <text:p>:m #*# / memo:other(m:other) / topic=習字, about=~,other=~,id=~,content=実;語;教r;溶;液;発;晶;熱;物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4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1-25_17-17-05_000.jpg</text:p>
          </table:table-cell>
          <table:table-cell table:style-name="ce27" office:value-type="string">
            <text:p>:m dessin,sketch / des. object=犂[すき / genre=器具,source=~,location=~,other=~,memo~,found~,id=8P9N,occasion=~</text:p>
          </table:table-cell>
          <table:table-cell table:style-name="ce27"/>
          <table:table-cell table:style-name="ce10"/>
          <table:table-cell table:style-name="ce10"/>
          <table:table-cell table:style-name="ce52" table:formula="of:=IF([.E6]=&quot;&quot;;[.C6];CONCATENATE([.C6];&quot; / &quot;;[.E6]))" office:value-type="string" office:string-value=":m dessin,sketch / des. object=犂[すき / genre=器具,source=~,location=~,other=~,memo~,found~,id=8P9N,occasion=~">
            <text:p>:m dessin,sketch / des. object=犂[すき / genre=器具,source=~,location=~,other=~,memo~,found~,id=8P9N,occasion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4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 office:value-type="string">
            <text:p>2022-11-25_12-36-42_000.jpg</text:p>
          </table:table-cell>
          <table:table-cell table:style-name="ce27" office:value-type="string">
            <text:p>:m RES #*# / free# JVEMV6 83#_41:1 / 83. chemistry / topics=無機化学,w=シュウ酸;エチレンジアミン,s=~,i=~,other=~,doc=r-1-1~1.2:f-13.5#R.1</text:p>
          </table:table-cell>
          <table:table-cell table:style-name="ce27"/>
          <table:table-cell table:style-name="ce10"/>
          <table:table-cell table:style-name="ce10"/>
          <table:table-cell table:style-name="ce52" table:formula="of:=IF([.E7]=&quot;&quot;;[.C7];CONCATENATE([.C7];&quot; / &quot;;[.E7]))" office:value-type="string" office:string-value=":m RES #*# / free# JVEMV6 83#_41:1 / 83. chemistry / topics=無機化学,w=シュウ酸;エチレンジアミン,s=~,i=~,other=~,doc=r-1-1~1.2:f-13.5#R.1">
            <text:p>:m RES #*# / free# JVEMV6 83#_41:1 / 83. chemistry / topics=無機化学,w=シュウ酸;エチレンジアミン,s=~,i=~,other=~,doc=r-1-1~1.2:f-13.5#R.1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4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2-11-25_16-54-43_000.jpg</text:p>
          </table:table-cell>
          <table:table-cell table:style-name="ce27" office:value-type="string">
            <text:p>:m RES #*# / free# JVEMV6 83#_41:2 / 83. chemistry / topics=無機化学,w=塩化コバルト；,s=~,i=~,other=~,doc=r-1-1~1.2:f-13.6#R.1</text:p>
          </table:table-cell>
          <table:table-cell table:style-name="ce28"/>
          <table:table-cell table:style-name="ce10"/>
          <table:table-cell table:style-name="ce10"/>
          <table:table-cell table:style-name="ce52" table:formula="of:=IF([.E8]=&quot;&quot;;[.C8];CONCATENATE([.C8];&quot; / &quot;;[.E8]))" office:value-type="string" office:string-value=":m RES #*# / free# JVEMV6 83#_41:2 / 83. chemistry / topics=無機化学,w=塩化コバルト；,s=~,i=~,other=~,doc=r-1-1~1.2:f-13.6#R.1">
            <text:p>:m RES #*# / free# JVEMV6 83#_41:2 / 83. chemistry / topics=無機化学,w=塩化コバルト；,s=~,i=~,other=~,doc=r-1-1~1.2:f-13.6#R.1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4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1-25_07-39-26_000.jpg</text:p>
          </table:table-cell>
          <table:table-cell table:style-name="ce20" office:value-type="string">
            <text:p>:m 記録 / お酒：飲んだ量</text:p>
          </table:table-cell>
          <table:table-cell table:style-name="ce20"/>
          <table:table-cell table:style-name="ce10"/>
          <table:table-cell table:style-name="ce10"/>
          <table:table-cell table:style-name="ce52" table:formula="of:=IF([.E9]=&quot;&quot;;[.C9];CONCATENATE([.C9];&quot; / &quot;;[.E9]))" office:value-type="string" office:string-value=":m 記録 / お酒：飲んだ量">
            <text:p>:m 記録 / お酒：飲んだ量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4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18" office:value-type="string">
            <text:p>2022-11-25_19-01-21_000.jpg</text:p>
          </table:table-cell>
          <table:table-cell table:style-name="ce28" office:value-type="string">
            <text:p>:m 記録 / 身体 / 全身像 / 顔 / 様子 / time=夜；occasion=楽器演奏したあと（篠笛）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0]=&quot;&quot;;[.C10];CONCATENATE([.C10];&quot; / &quot;;[.E10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4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2-11-24_21-14-4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4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7" office:value-type="string">
            <text:p>2022-11-25_08-12-36_000.jpg</text:p>
          </table:table-cell>
          <table:table-cell table:style-name="ce27" office:value-type="string">
            <text:p>:PHOTO 記録 / @自室 / 電池交換 / object=トイレ用：照明：ランタン型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2]=&quot;&quot;;[.C12];CONCATENATE([.C12];&quot; / &quot;;[.E12]))" office:value-type="string" office:string-value=":PHOTO 記録 / @自室 / 電池交換 / object=トイレ用：照明：ランタン型">
            <text:p>:PHOTO 記録 / @自室 / 電池交換 / object=トイレ用：照明：ランタン型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4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8" office:value-type="string">
            <text:p>2022-11-25_18-40-50_000.mp4</text:p>
          </table:table-cell>
          <table:table-cell table:style-name="ce27" office:value-type="string">
            <text:p>:VIDEO / @自室 / 記録 / jap.flute / 演奏、play / R=1 / genre=melody,for=~,file-piece-id=2022-11-25_18-40-50_000.mp4,memo=+,session=hour-18,recording-id=~,other=~ / follow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3]=&quot;&quot;;[.C13];CONCATENATE([.C13];&quot; / &quot;;[.E13]))" office:value-type="string" office:string-value=":VIDEO / @自室 / 記録 / jap.flute / 演奏、play / R=1 / genre=melody,for=~,file-piece-id=2022-11-25_18-40-50_000.mp4,memo=+,session=hour-18,recording-id=~,other=~ / follow~">
            <text:p>:VIDEO / @自室 / 記録 / jap.flute / 演奏、play / R=1 / genre=melody,for=~,file-piece-id=2022-11-25_18-40-50_000.mp4,memo=+,session=hour-18,recording-id=~,other=~ / follow~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54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2-11-25_18-42-00_000.mp4</text:p>
          </table:table-cell>
          <table:table-cell table:style-name="ce20" office:value-type="string">
            <text:p>:VIDEO / @自室 / 記録 / jap.flute / 演奏、play / R=2 / genre=melody,for=~,file-piece-id=2022-11-25_18-40-50_000.mp4,memo=~,session=hour-18,recording-id=~,other=~ / follow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4]=&quot;&quot;;[.C14];CONCATENATE([.C14];&quot; / &quot;;[.E14]))" office:value-type="string" office:string-value=":VIDEO / @自室 / 記録 / jap.flute / 演奏、play / R=2 / genre=melody,for=~,file-piece-id=2022-11-25_18-40-50_000.mp4,memo=~,session=hour-18,recording-id=~,other=~ / follow~">
            <text:p>:VIDEO / @自室 / 記録 / jap.flute / 演奏、play / R=2 / genre=melody,for=~,file-piece-id=2022-11-25_18-40-50_000.mp4,memo=~,session=hour-18,recording-id=~,other=~ / follow~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54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2-11-25_18-43-21_000.mp4</text:p>
          </table:table-cell>
          <table:table-cell table:style-name="ce27" office:value-type="string">
            <text:p>:VIDEO / @自室 / 記録 / jap.flute / 演奏、play / R=3 / genre=melody,for=~,file-piece-id=2022-11-25_18-40-50_000.mp4,memo=~,session=hour-18,recording-id=~,other=~ / follow~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5]=&quot;&quot;;[.C15];CONCATENATE([.C15];&quot; / &quot;;[.E15]))" office:value-type="string" office:string-value=":VIDEO / @自室 / 記録 / jap.flute / 演奏、play / R=3 / genre=melody,for=~,file-piece-id=2022-11-25_18-40-50_000.mp4,memo=~,session=hour-18,recording-id=~,other=~ / follow~">
            <text:p>:VIDEO / @自室 / 記録 / jap.flute / 演奏、play / R=3 / genre=melody,for=~,file-piece-id=2022-11-25_18-40-50_000.mp4,memo=~,session=hour-18,recording-id=~,other=~ / follow~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54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0" office:value-type="string">
            <text:p>2022-11-25_18-46-45_000.mp4</text:p>
          </table:table-cell>
          <table:table-cell table:style-name="ce28" office:value-type="string">
            <text:p>:VIDEO / @自室 / 記録 / jap.flute / 演奏、play / R=4 / genre=melody,for=~,file-piece-id=~,memo=~,session=hour-18,recording-id=~,other=i.f.:daikan:h-3 / follow~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10" table:formula="of:=RIGHT([.B16];[.K16])" office:value-type="string" office:string-value="mp4">
            <text:p>mp4</text:p>
          </table:table-cell>
          <table:table-cell table:style-name="ce54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2-11-25_18-57-33_000.mp4</text:p>
          </table:table-cell>
          <table:table-cell table:style-name="ce36" office:value-type="string">
            <text:p>:VIDEO / @自室 / 記録 / jap.flute / 演奏、play / R=5 / genre=melody,for=~,file-piece-id=~,memo=~,session=hour-18,recording-id=~,other=i.f.:scale-practice / follow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7]=&quot;&quot;;[.C17];CONCATENATE([.C17];&quot; / &quot;;[.E17]))" office:value-type="string" office:string-value=":VIDEO / @自室 / 記録 / jap.flute / 演奏、play / R=5 / genre=melody,for=~,file-piece-id=~,memo=~,session=hour-18,recording-id=~,other=i.f.:scale-practice / follow~">
            <text:p>:VIDEO / @自室 / 記録 / jap.flute / 演奏、play / R=5 / genre=melody,for=~,file-piece-id=~,memo=~,session=hour-18,recording-id=~,other=i.f.:scale-practice / follow~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54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2-11-25_18-10-53_000.jpg</text:p>
          </table:table-cell>
          <table:table-cell table:style-name="ce27" office:value-type="string">
            <text:p>:m RES #*# / free# JVEMV6 82#_4:1 / 82. math-research / topics=複素解析,w=除法,s=~,i=~,doc=r-1-2~1.1:f-1.1#R.~1,other=memo+:proof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10" table:formula="of:=RIGHT([.B18];[.K18])" office:value-type="string" office:string-value="jpg">
            <text:p>jpg</text:p>
          </table:table-cell>
          <table:table-cell table:style-name="ce54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4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4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4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4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4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4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4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4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4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4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4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4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4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4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4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4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4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4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4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47"/>
          <table:table-cell table:style-name="ce10"/>
          <table:table-cell table:style-name="ce10"/>
          <table:table-cell table:style-name="ce52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4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4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4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4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4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4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4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4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4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4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2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4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4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4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4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4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4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4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4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56];[.K56])" office:value-type="float" office:value="0">
            <text:p>#VALUE!</text:p>
          </table:table-cell>
          <table:table-cell table:style-name="ce54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4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58];[.K58])" office:value-type="float" office:value="0">
            <text:p>#VALUE!</text:p>
          </table:table-cell>
          <table:table-cell table:style-name="ce54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4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4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4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4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4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4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4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4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4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4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4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70];[.K70])" office:value-type="float" office:value="0">
            <text:p>#VALUE!</text:p>
          </table:table-cell>
          <table:table-cell table:style-name="ce54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4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4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4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4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4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4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4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4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4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4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4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4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4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4];[.K84])" office:value-type="float" office:value="0">
            <text:p>#VALUE!</text:p>
          </table:table-cell>
          <table:table-cell table:style-name="ce54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5];[.K85])" office:value-type="float" office:value="0">
            <text:p>#VALUE!</text:p>
          </table:table-cell>
          <table:table-cell table:style-name="ce54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86];[.K86])" office:value-type="float" office:value="0">
            <text:p>#VALUE!</text:p>
          </table:table-cell>
          <table:table-cell table:style-name="ce54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7];[.K87])" office:value-type="float" office:value="0">
            <text:p>#VALUE!</text:p>
          </table:table-cell>
          <table:table-cell table:style-name="ce54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7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88];[.K88])" office:value-type="float" office:value="0">
            <text:p>#VALUE!</text:p>
          </table:table-cell>
          <table:table-cell table:style-name="ce54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101]=&quot;&quot;;[.C101];CONCATENATE([.C101];&quot; / &quot;;[.E101]))" office:value-type="float" office:value="0">
            <text:p>0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2" table:formula="of:=IF([.E103]=&quot;&quot;;[.C103];CONCATENATE([.C103];&quot; / &quot;;[.E103]))" office:value-type="string" office:string-value="**">
            <text:p>**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7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8"/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number-columns-repeated="2"/>
          <table:table-cell table:style-name="ce39"/>
          <table:table-cell table:number-columns-repeated="1021"/>
        </table:table-row>
        <table:table-row table:style-name="ro3">
          <table:table-cell table:number-columns-repeated="2"/>
          <table:table-cell table:style-name="ce4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2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3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4" table:formula="of:=SUM([.C2:.C245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2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5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2" table:formula="of:=COUNTIF([.$C$2:.$C243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2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2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2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2" table:formula="of:=COUNTIF([.$C$2:.$C27];[.B3054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2" table:formula="of:=COUNTIF([.$C$2:.$C27];[.B3054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2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2" table:formula="of:=COUNTIF([.$C$2:.$C143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9:Sheet1.C274" table:on-update-keep-styles="true" table:on-update-keep-size="false"/>
        <table:database-range table:name="XXX" table:target-range-address="Sheet1.B269:Sheet1.B269" table:on-update-keep-styles="true" table:on-update-keep-size="false"/>
        <table:database-range table:name="XXX_music" table:target-range-address="Sheet1.B270:Sheet1.B27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6">2022/11/26</text:date>, <text:time>09:57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26T09:57:46.28</dc:date>
    <dc:creator>iwabuchi ken</dc:creator>
    <meta:editing-duration>P51DT6H21M8S</meta:editing-duration>
    <meta:editing-cycles>16571</meta:editing-cycles>
    <meta:document-statistic meta:table-count="2" meta:cell-count="924" meta:object-count="0"/>
    <meta:user-defined meta:name="qrichtext">1</meta:user-defined>
  </office:meta>
</office:document-meta>
</file>